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9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0cm" fo:text-align="center" fo:text-indent="-1.27cm"/>
      <style:text-properties fo:font-size="36pt"/>
    </style:style>
    <style:style style:name="P8" style:family="paragraph">
      <style:paragraph-properties fo:margin-left="0cm" fo:margin-right="0cm" fo:text-align="center" fo:text-indent="0cm"/>
      <style:text-properties fo:font-size="26pt"/>
    </style:style>
    <style:style style:name="P9" style:family="paragraph">
      <style:paragraph-properties fo:margin-left="0cm" fo:margin-right="0cm" fo:text-indent="0cm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T6" style:family="text">
      <style:text-properties fo:color="#ffffff" style:font-name="Segoe UI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73</text:span></text:p>
            <text:p text:style-name="P1"><text:span text:style-name="T2">“</text:span><text:span text:style-name="T2">Jerusalem, My Happy Ho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71cm" svg:y="0.465cm">
          <draw:text-box>
            <text:p text:style-name="P4"><text:span text:style-name="T3">1. </text:span><text:span text:style-name="T4">Jerusalem, my happy home,</text:span><text:span text:style-name="T4"><text:line-break/></text:span><text:span text:style-name="T4">When shall I come to thee?</text:span><text:span text:style-name="T4"><text:line-break/></text:span><text:span text:style-name="T4">When shall my sorrows have an end?</text:span><text:span text:style-name="T4"><text:line-break/></text:span><text:span text:style-name="T4">Thy joys when shall I se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638cm" svg:height="7.011cm" svg:x="1.731cm" svg:y="0.483cm">
          <draw:text-box>
            <text:p text:style-name="P4"><text:span text:style-name="T3">2. </text:span><text:span text:style-name="T4">O happy harbor of the saints,</text:span><text:span text:style-name="T4"><text:line-break/></text:span><text:span text:style-name="T4">O sweet and pleasant soil!</text:span><text:span text:style-name="T4"><text:line-break/></text:span><text:span text:style-name="T4">In thee no sorrow may be found,</text:span><text:span text:style-name="T4"><text:line-break/></text:span><text:span text:style-name="T4">No grief, no care, no to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5" draw:layer="layout" svg:width="25.4cm" svg:height="6.913cm" svg:x="1.27cm" svg:y="0.508cm">
          <draw:text-box>
            <text:p text:style-name="P4"><text:span text:style-name="T3">3. </text:span><text:span text:style-name="T4">Thy gardens and thy gallant walks</text:span><text:span text:style-name="T4"><text:line-break/></text:span><text:span text:style-name="T4">Continually are green;</text:span><text:span text:style-name="T4"><text:line-break/></text:span><text:span text:style-name="T5">There grow such sweet and pleasant flow’rs</text:span><text:span text:style-name="T4"><text:line-break/></text:span><text:span text:style-name="T4">As nowhere else are se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892cm" svg:height="7.011cm" svg:x="1.57cm" svg:y="0.504cm">
          <draw:text-box>
            <text:p text:style-name="P4"><text:span text:style-name="T3">4. </text:span><text:span text:style-name="T4">There trees forevermore bear fruit</text:span><text:span text:style-name="T4"><text:line-break/></text:span><text:span text:style-name="T4">And evermore do spring;</text:span><text:span text:style-name="T4"><text:line-break/></text:span><text:span text:style-name="T4">There evermore the angels dwell</text:span></text:p>
            <text:p text:style-name="P4"><text:span text:style-name="T4">And evermore do 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638cm" svg:height="7.011cm" svg:x="1.754cm" svg:y="0.552cm">
          <draw:text-box>
            <text:p text:style-name="P4"><text:span text:style-name="T3">5. </text:span><text:span text:style-name="T4">Apostles, martyrs, prophets, there</text:span></text:p>
            <text:p text:style-name="P7"><text:span text:style-name="T4">Around my Savior stand;</text:span></text:p>
            <text:p text:style-name="P7"><text:span text:style-name="T4">And soon my friends in Christ below</text:span></text:p>
            <text:p text:style-name="P7"><text:span text:style-name="T4">Will join the glorious b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10" draw:layer="layout" svg:width="24.638cm" svg:height="11.141cm" svg:x="1.801cm" svg:y="0.513cm">
          <draw:text-box>
            <text:p text:style-name="P8"><text:span text:style-name="T3">6. </text:span><text:span text:style-name="T4">O Christ, do Thou my soul prepare</text:span><text:span text:style-name="T4"><text:line-break/></text:span><text:span text:style-name="T4">For that bright home of love</text:span><text:span text:style-name="T4"><text:line-break/></text:span><text:span text:style-name="T4">That I may see Thee and adore</text:span><text:span text:style-name="T4"><text:line-break/></text:span><text:span text:style-name="T4">With all Thy saints above.</text:span></text:p>
            <text:p text:style-name="P9"><text:span text:style-name="T4"/></text:p>
            <text:p text:style-name="P9"><text:span text:style-name="T6"/></text:p>
            <text:p text:style-name="P9"><text:span text:style-name="T6"><text:s text:c="2"/></text:span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07:07.667000000</meta:creation-date>
    <dc:date>2019-04-27T13:46:26.670000000</dc:date>
    <meta:editing-duration>PT31M10S</meta:editing-duration>
    <meta:editing-cycles>8</meta:editing-cycles>
    <meta:generator>LibreOffice/6.1.5.2$Windows_X86_64 LibreOffice_project/90f8dcf33c87b3705e78202e3df5142b201bd805</meta:generator>
    <meta:document-statistic meta:object-count="42"/>
  </office:meta>
</office:document-meta>
</file>